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2.325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5" calcext:value-type="float">
            <text:p>9834983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6" calcext:value-type="float">
            <text:p>9834983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44:40.97129439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45:39.805523595</dc:date>
    <meta:generator>LibreOffice/6.4.7.2$Linux_X86_64 LibreOffice_project/40$Build-2</meta:generator>
    <meta:editing-duration>PT6H6M20S</meta:editing-duration>
    <meta:editing-cycles>27</meta:editing-cycles>
    <meta:document-statistic meta:table-count="1" meta:cell-count="25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